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3.777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1.6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4"/>
        <table:table-column table:style-name="co10" table:default-cell-style-name="ce7"/>
        <table:table-column table:style-name="co11" table:default-cell-style-name="ce7"/>
        <table:table-column table:style-name="co12" table:number-columns-repeated="16373" table:default-cell-style-name="ce7"/>
        <table:table-row table:style-name="ro1"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Spell Book Page Title</text:p>
          </table:table-cell>
          <table:table-cell table:style-name="ce3" office:value-type="string" calcext:value-type="string">
            <text:p>CP TP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71"/>
        </table:table-row>
        <table:table-row table:style-name="ro1">
          <table:table-cell table:style-name="ce4"/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71"/>
        </table:table-row>
        <table:table-row table:style-name="ro1">
          <table:table-cell table:style-name="ce4"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9"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ba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Gat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 to Mu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Gaia’s Blessing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Just Caus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Nature’s Ey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pell Ward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7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2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2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2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2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2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2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2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2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2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2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2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2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2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2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2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" table:default-cell-style-name="ce7"/>
        <table:table-column table:style-name="co7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CC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4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  <table:database-ranges>
        <table:database-range table:name="__Anonymous_Sheet_DB__0" table:target-range-address="Spells.B1:Spells.G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6T17:12:48.035000000</dc:date>
    <meta:editing-duration>P16DT9H27M17S</meta:editing-duration>
    <meta:editing-cycles>37</meta:editing-cycles>
    <meta:document-statistic meta:table-count="5" meta:cell-count="750" meta:object-count="0"/>
  </office:meta>
</office:document-meta>
</file>